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MessageEndpointManager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Manager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Manager.isAuto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Manager.setAutoStartup( boolean auto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Manager.afterProperties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enericMessageEndpointManag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MessageEndpointManage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enericMessageEndpointManager.getResource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Manager.setResourceAdapter( @ Nullable ResourceAdapter resource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Manager.setMessageEndpointFactory( @ Nullable MessageEndpointFactory messageEndpoin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Manager.setActivationSpec( @ Nullable ActivationSpec activation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Manag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Manager.getActivation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Manager.setPhase( int ph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Manager.stop( Runnable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MessageEndpointManager.getMessageEndpoi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